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NU 3.0 Developer log day 7</text:p>
      <text:p text:style-name="Standard">The first week of development has finished and I have laid a pretty good foundation</text:p>
      <text:p text:style-name="Standard">I have been getting a lot of progress with new settings, currently, I am working on cloud storage and personalization settings</text:p>
      <text:p text:style-name="Standard">I also created my first HTML stylesheet today, then I got burnt out as soon as I figured out how to connect a hyperlink</text:p>
      <text:p text:style-name="Standard">Sean Patrick Myrick on February 6th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1:30:20.217000000</meta:creation-date>
    <dc:date>2019-02-11T11:30:46.269000000</dc:date>
    <meta:editing-duration>PT27S</meta:editing-duration>
    <meta:editing-cycles>1</meta:editing-cycles>
    <meta:document-statistic meta:table-count="0" meta:image-count="0" meta:object-count="0" meta:page-count="1" meta:paragraph-count="5" meta:word-count="73" meta:character-count="395" meta:non-whitespace-character-count="327"/>
    <meta:generator>LibreOffice/6.1.2.1$Windows_X86_64 LibreOffice_project/65905a128db06ba48db947242809d14d3f9a93fe</meta:generator>
  </office:meta>
</office:document-meta>
</file>